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32000000258CECDE0CB01CABD1C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Tw Cen MT1" svg:font-family="'Tw Cen MT'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8.549cm"/>
    </style:style>
    <style:style style:name="pr7" style:family="presentation" style:parent-style-name="Default-title">
      <style:graphic-properties fo:min-height="2.75cm"/>
    </style:style>
    <style:style style:name="co1" style:family="table-column">
      <style:table-column-properties style:column-width="4.993cm" style:use-optimal-column-width="false"/>
    </style:style>
    <style:style style:name="co2" style:family="table-column">
      <style:table-column-properties style:column-width="5.233cm" style:use-optimal-column-width="false"/>
    </style:style>
    <style:style style:name="co3" style:family="table-column">
      <style:table-column-properties style:column-width="5.235cm" style:use-optimal-column-width="false"/>
    </style:style>
    <style:style style:name="co4" style:family="table-column">
      <style:table-column-properties style:column-width="5.23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4cm"/>
    </style:style>
    <style:style style:name="ro3" style:family="table-row">
      <style:table-row-properties style:row-height="2.006cm"/>
    </style:style>
    <style:style style:name="ro4" style:family="table-row">
      <style:table-row-properties style:row-height="2.008cm"/>
    </style:style>
    <style:style style:name="ce1" style:family="table-cell">
      <style:paragraph-properties fo:text-align="center" style:writing-mode="lr-tb"/>
      <style:text-properties fo:font-size="36pt" fo:font-weight="normal" style:font-size-asian="36pt" style:font-weight-asian="normal" style:font-size-complex="36pt" style:font-weight-complex="normal"/>
    </style:style>
    <style:style style:name="ce2" style:family="table-cell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font-size="40pt" style:font-size-asian="40pt" style:font-size-complex="40pt"/>
    </style:style>
    <style:style style:name="P12" style:family="paragraph">
      <loext:graphic-properties draw:fill-color="#ffffff"/>
    </style:style>
    <style:style style:name="P13" style:family="paragraph">
      <style:paragraph-properties fo:text-align="end" style:writing-mode="rl-tb"/>
      <style:text-properties fo:color="#000099" style:font-name="Nachlieli CLM" fo:font-size="40pt" style:font-size-asian="40pt" style:font-name-complex="Nachlieli CLM" style:font-size-complex="40pt"/>
    </style:style>
    <style:style style:name="P14" style:family="paragraph">
      <style:paragraph-properties fo:text-align="end" style:writing-mode="rl-tb"/>
      <style:text-properties fo:color="#cc0000" style:font-name="Nachlieli CLM" fo:font-size="40pt" style:font-size-asian="40pt" style:font-name-complex="Nachlieli CLM" style:font-size-complex="40pt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style:paragraph-properties fo:text-align="end" style:writing-mode="rl-tb"/>
      <style:text-properties fo:color="#cc0000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P19" style:family="paragraph">
      <style:paragraph-properties fo:text-align="start" style:writing-mode="lr-tb"/>
    </style:style>
    <style:style style:name="T1" style:family="text">
      <style:text-properties fo:color="#0000ff"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color="#ff0000" fo:font-size="40pt" style:font-size-asian="40pt" style:font-size-complex="40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ff" fo:font-size="40pt" style:font-size-asian="40pt" style:font-size-complex="40pt"/>
    </style:style>
    <style:style style:name="T10" style:family="text">
      <style:text-properties fo:color="#0000ff" fo:font-size="40pt" fo:font-style="italic" style:font-size-asian="40pt" style:font-style-asian="italic" style:font-size-complex="40pt" style:font-style-complex="italic"/>
    </style:style>
    <style:style style:name="T11" style:family="text">
      <style:text-properties fo:color="#009900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009900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3" style:family="text">
      <style:text-properties fo:color="#990066" fo:font-size="40pt" style:font-size-asian="40pt" style:font-size-complex="40pt"/>
    </style:style>
    <style:style style:name="T14" style:family="text">
      <style:text-properties fo:color="#990066" fo:font-size="40pt" fo:font-style="italic" style:font-size-asian="40pt" style:font-style-asian="italic" style:font-size-complex="40pt" style:font-style-complex="italic"/>
    </style:style>
    <style:style style:name="T15" style:family="text">
      <style:text-properties fo:color="#000099" style:font-name="Nachlieli CLM" fo:font-size="40pt" style:font-size-asian="40pt" style:font-name-complex="Nachlieli CLM" style:font-size-complex="40pt"/>
    </style:style>
    <style:style style:name="T16" style:family="text">
      <style:text-properties fo:color="#000099" style:font-name="Times New Roman" fo:font-size="40pt" fo:font-style="normal" style:font-size-asian="40pt" style:font-style-asian="normal" style:font-name-complex="Nachlieli CLM" style:font-size-complex="40pt" style:font-style-complex="normal"/>
    </style:style>
    <style:style style:name="T17" style:family="text">
      <style:text-properties fo:color="#000099" style:font-name="Times New Roman" fo:font-size="40pt" fo:font-style="italic" style:font-size-asian="40pt" style:font-style-asian="italic" style:font-name-complex="Nachlieli CLM" style:font-size-complex="40pt" style:font-style-complex="italic"/>
    </style:style>
    <style:style style:name="T18" style:family="text">
      <style:text-properties fo:color="#990066" style:font-name="Nachlieli CLM" fo:font-size="40pt" style:font-size-asian="40pt" style:font-name-complex="Nachlieli CLM" style:font-size-complex="40pt"/>
    </style:style>
    <style:style style:name="T19" style:family="text">
      <style:text-properties fo:color="#0000cc" style:font-name="Nachlieli CLM" fo:font-size="40pt" fo:font-weight="bold" style:font-size-asian="40pt" style:font-weight-asian="bold" style:font-name-complex="Nachlieli CLM" style:font-size-complex="40pt" style:font-weight-complex="bold"/>
    </style:style>
    <style:style style:name="T20" style:family="text">
      <style:text-properties fo:color="#0000cc" style:font-name="Nachlieli CLM" fo:font-size="40pt" style:font-size-asian="40pt" style:font-name-complex="Nachlieli CLM" style:font-size-complex="40pt"/>
    </style:style>
    <style:style style:name="T21" style:family="text">
      <style:text-properties fo:color="#009900" style:font-name="Nachlieli CLM" fo:font-size="40pt" style:font-size-asian="40pt" style:font-name-complex="Nachlieli CLM" style:font-size-complex="40pt"/>
    </style:style>
    <style:style style:name="T22" style:family="text">
      <style:text-properties fo:color="#cc0000" style:font-name="Nachlieli CLM" fo:font-size="40pt" style:font-size-asian="40pt" style:font-name-complex="Nachlieli CLM" style:font-size-complex="40pt"/>
    </style:style>
    <style:style style:name="T23" style:family="text">
      <style:text-properties fo:font-size="36pt" fo:font-weight="normal" style:font-size-asian="36pt" style:font-weight-asian="normal" style:font-size-complex="36pt" style:font-weight-complex="normal"/>
    </style:style>
    <style:style style:name="T24" style:family="text">
      <style:text-properties fo:font-size="36pt" fo:font-weight="bold" style:font-size-asian="36pt" style:font-weight-asian="bold" style:font-size-complex="36pt" style:font-weight-complex="bold"/>
    </style:style>
    <style:style style:name="T25" style:family="text">
      <style:text-properties fo:font-size="36pt" style:font-size-asian="36pt" style:font-size-complex="36pt"/>
    </style:style>
    <style:style style:name="T26" style:family="text">
      <style:text-properties fo:color="#007826" style:font-name="Nachlieli CLM" fo:font-size="40pt" style:font-size-asian="40pt" style:font-name-complex="Nachlieli CLM" style:font-size-complex="40pt"/>
    </style:style>
    <style:style style:name="T27" style:family="text">
      <style:text-properties fo:color="#cc0066" style:font-name="Nachlieli CLM" fo:font-size="40pt" style:font-size-asian="40pt" style:font-name-complex="Nachlieli CLM" style:font-size-complex="40pt"/>
    </style:style>
    <style:style style:name="T28" style:family="text">
      <style:text-properties fo:color="#cc0066" style:font-name="Nachlieli CLM" fo:font-size="40pt" fo:font-weight="bold" style:font-size-asian="40pt" style:font-weight-asian="bold" style:font-name-complex="Nachlieli CLM" style:font-size-complex="40pt" style:font-weight-complex="bold"/>
    </style:style>
    <style:style style:name="T29" style:family="text">
      <style:text-properties fo:color="#66cc00" style:font-name="Nachlieli CLM" fo:font-size="40pt" fo:font-style="italic" style:font-size-asian="40pt" style:font-style-asian="italic" style:font-name-complex="Nachlieli CLM" style:font-size-complex="40pt" style:font-style-complex="italic"/>
    </style:style>
    <style:style style:name="T30" style:family="text">
      <style:text-properties style:use-window-font-color="true" style:font-name="Nachlieli CLM" fo:font-size="40pt" fo:font-style="normal" fo:font-weight="bold" style:font-size-asian="40pt" style:font-style-asian="normal" style:font-weight-asian="bold" style:font-name-complex="Nachlieli CLM" style:font-size-complex="40pt" style:font-style-complex="normal" style:font-weight-complex="bold"/>
    </style:style>
    <style:style style:name="T31" style:family="text">
      <style:text-properties style:use-window-font-color="true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T32" style:family="text">
      <style:text-properties fo:color="#0000cc" style:font-name="Nachlieli CLM" fo:font-size="40pt" fo:font-style="normal" fo:font-weight="bold" style:font-size-asian="40pt" style:font-style-asian="normal" style:font-weight-asian="bold" style:font-name-complex="Nachlieli CLM" style:font-size-complex="40pt" style:font-style-complex="normal" style:font-weight-complex="bold"/>
    </style:style>
    <style:style style:name="T33" style:family="text">
      <style:text-properties fo:color="#0000cc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T34" style:family="text">
      <style:text-properties fo:color="#0000cc" style:font-name="Nachlieli CLM" fo:font-size="26pt" fo:font-style="normal" style:font-size-asian="26pt" style:font-style-asian="normal" style:font-name-complex="Nachlieli CLM" style:font-size-complex="26pt" style:font-style-complex="normal"/>
    </style:style>
    <style:style style:name="T35" style:family="text">
      <style:text-properties fo:color="#009900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T36" style:family="text">
      <style:text-properties fo:color="#cc00cc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T37" style:family="text">
      <style:text-properties fo:font-size="28pt" fo:font-weight="normal" style:font-size-asian="28pt" style:font-weight-asian="normal" style:font-size-complex="28pt" style:font-weight-complex="normal"/>
    </style:style>
    <style:style style:name="T38" style:family="text">
      <style:text-properties fo:color="#ff0000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T39" style:family="text">
      <style:text-properties fo:color="#ff0000" style:font-name="Nachlieli CLM" fo:font-size="26pt" fo:font-style="normal" style:font-size-asian="26pt" style:font-style-asian="normal" style:font-name-complex="Nachlieli CLM" style:font-size-complex="26pt" style:font-style-complex="normal"/>
    </style:style>
    <style:style style:name="T40" style:family="text">
      <style:text-properties fo:color="#990099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T41" style:family="text">
      <style:text-properties fo:color="#009900" style:font-name="Nachlieli CLM" fo:font-size="20pt" fo:font-style="normal" style:font-size-asian="20pt" style:font-style-asian="normal" style:font-name-complex="Nachlieli CLM" style:font-size-complex="20pt" style:font-style-complex="normal"/>
    </style:style>
    <style:style style:name="T42" style:family="text">
      <style:text-properties fo:color="#000000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T43" style:family="text">
      <style:text-properties style:use-window-font-color="true" style:font-name="Nachlieli CLM" fo:font-size="32pt" fo:font-style="normal" style:font-size-asian="32pt" style:font-style-asian="normal" style:font-name-complex="Nachlieli CLM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אלגוריתם "המנצח </text:span><text:span text:style-name="T1">המתוקן"</text:span><text:span text:style-name="T1"><text:line-break/></text:span><text:span text:style-name="T1">Adjusted Winner </text:span><text:span text:style-name="T1">Algorithm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785cm" svg:x="0.004cm" svg:y="0cm">
          <text:list text:style-name="L1">
            <text:list-header>
              <text:p text:style-name="P3"><text:span text:style-name="T4">"וּנְחַלְתֶּ</text:span><text:span text:style-name="T4">ם אוֹתָהּ </text:span><text:span text:style-name="T4">אִישׁ </text:span><text:span text:style-name="T4">כְּאָחִיו"</text:span><text:span text:style-name="T5"> </text:span><text:span text:style-name="T5">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חפצים בדידים</text:span></text:p>
          </draw:text-box>
        </draw:frame>
        <draw:frame presentation:style-name="pr4" draw:text-style-name="P11" draw:layer="layout" svg:width="27.178cm" svg:height="13.883cm" svg:x="0.508cm" svg:y="2.881cm" presentation:class="outline" presentation:user-transformed="true">
          <draw:text-box>
            <text:p xml:id="id1" text:id="id1" text:style-name="P10"><text:span text:style-name="T7">כשהחפצים לא ניתנים לחלוקה, בדרך-כלל אי אפשר למצוא חלוקה פרופורציונלית וללא קנאה (דוגמה: בית).</text:span></text:p>
            <text:p xml:id="id2" text:id="id2" text:style-name="P10"><text:span text:style-name="T8">פתרונות מקובלים:</text:span></text:p>
            <text:list text:style-name="L3">
              <text:list-item>
                <text:p xml:id="id3" text:id="id3" text:style-name="P10"><text:span text:style-name="T9">הוספת כסף למערכת. </text:span><text:span text:style-name="T9"><text:line-break/></text:span><text:span text:style-name="T10"> <text:s text:c="2"/></text:span><text:span text:style-name="T10"><text:tab/></text:span><text:span text:style-name="T10">דוגמה: אלגוריתמי חלוקת שכר-דירה.</text:span></text:p>
              </text:list-item>
              <text:list-item>
                <text:p xml:id="id4" text:id="id4" text:style-name="P10"><text:span text:style-name="T11">מציאת דרך יצירתית לחלק חפץ אחד.</text:span><text:span text:style-name="T11"><text:line-break/></text:span><text:span text:style-name="T12"> <text:s text:c="3"/>דוגמה: אלגוריתם "וין-וין" לגישור.</text:span></text:p>
              </text:list-item>
              <text:list-item>
                <text:p xml:id="id5" text:id="id5" text:style-name="P10"><text:span text:style-name="T13">חלוקה ללא-קנאה-בקירוב.</text:span><text:span text:style-name="T13"><text:line-break/></text:span><text:span text:style-name="T14"> <text:s text:c="3"/>דוגמה: חלוקת תכשיטים ומקומות בקורס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חפצים בין שני אנשים</text:span></text:p>
          </draw:text-box>
        </draw:frame>
        <draw:frame presentation:style-name="pr4" draw:text-style-name="P13" draw:layer="layout" svg:width="27.432cm" svg:height="17.693cm" svg:x="0.254cm" svg:y="2.882cm" presentation:class="outline" presentation:user-transformed="true">
          <draw:text-box>
            <text:p text:style-name="P10"><text:span text:style-name="T15">נתונים:</text:span></text:p>
            <text:list text:style-name="L2">
              <text:list-item>
                <text:p text:style-name="P10"><text:span text:style-name="T16">שני שותפים</text:span><text:span text:style-name="T17"> (למשל: דונאלד ואיוואנה)</text:span><text:span text:style-name="T16">.</text:span></text:p>
              </text:list-item>
              <text:list-item>
                <text:p text:style-name="P10"><text:span text:style-name="T17">m</text:span><text:span text:style-name="T17"> </text:span><text:span text:style-name="T15">חפצים או נושאים שיש עליהם מחלוקת</text:span></text:p>
              </text:list-item>
              <text:list-item>
                <text:p text:style-name="P10"><text:span text:style-name="T15">כל שותף מייחס ערך באחוזים לכל נושא.</text:span></text:p>
                <text:p text:style-name="P10"><text:span text:style-name="T16"/></text:p>
              </text:list-item>
            </text:list>
            <text:p text:style-name="P10"><text:span text:style-name="T18">האתגר – להחליט מי יקבל כל חפץ/נושא כך ש:</text:span></text:p>
            <text:list text:continue-numbering="true" text:style-name="L2">
              <text:list-item>
                <text:p text:style-name="P10"><text:span text:style-name="T18">לא תהיה קנאה.</text:span></text:p>
              </text:list-item>
              <text:list-item>
                <text:p text:style-name="P10"><text:span text:style-name="T18">התוצאה תהיה יעילה פארטו.</text:span></text:p>
              </text:list-item>
              <text:list-item>
                <text:p text:style-name="P10"><text:span text:style-name="T18">נצטרך לחתוך חפץ אחד לכל היות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חפצים בין שני אנשים</text:span></text:p>
          </draw:text-box>
        </draw:frame>
        <draw:frame presentation:style-name="pr4" draw:text-style-name="P14" draw:layer="layout" svg:width="27.432cm" svg:height="17.693cm" svg:x="0.254cm" svg:y="2.882cm" presentation:class="outline" presentation:user-transformed="true">
          <draw:text-box>
            <text:p text:style-name="P10"><text:span text:style-name="T19">ניסיון ראשון</text:span><text:span text:style-name="T20">: אחד מחלק, השני בוחר.</text:span></text:p>
            <text:list text:style-name="L2">
              <text:list-item>
                <text:p text:style-name="P10"><text:span text:style-name="T21">אין קנאה; חפץ אחד נחתך; </text:span><text:span text:style-name="T22">אבל לא יעיל פארטו.</text:span></text:p>
              </text:list-item>
            </text:list>
            <text:p text:style-name="P10"><text:span text:style-name="T22"/></text:p>
            <text:p text:style-name="P10"><text:span text:style-name="T22"/></text:p>
            <text:p text:style-name="P10"><text:span text:style-name="T19"><text:line-break/></text:span><text:span text:style-name="T19">ניסיון שני</text:span><text:span text:style-name="T20">: כל חפץ נמסר למי שהכי רוצה אותו.</text:span></text:p>
            <text:list text:continue-numbering="true" text:style-name="L2">
              <text:list-item>
                <text:p text:style-name="P10"><text:span text:style-name="T21">יעיל פארטו, אף חפץ לא נחתך; </text:span><text:span text:style-name="T22">אבל יש קנאה.</text:span></text:p>
              </text:list-item>
            </text:list>
          </draw:text-box>
        </draw:frame>
        <draw:frame draw:style-name="standard" draw:layer="layout" svg:width="25.204cm" svg:height="4.002cm" svg:x="1.446cm" svg:y="6.968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23">30</text:span></text:p>
              </table:table-cell>
              <table:table-cell>
                <text:p text:style-name="P15"><text:span text:style-name="T23">20</text:span></text:p>
              </table:table-cell>
              <table:table-cell table:style-name="ce2">
                <text:p text:style-name="P16"><text:span text:style-name="T24">30</text:span></text:p>
              </table:table-cell>
              <table:table-cell table:style-name="ce2">
                <text:p text:style-name="P15"><text:span text:style-name="T24">20</text:span></text:p>
              </table:table-cell>
              <table:table-cell table:style-name="ce3">
                <text:p text:style-name="P1"><text:span text:style-name="T24">דונאלד:</text:span></text:p>
              </table:table-cell>
            </table:table-row>
            <table:table-row table:style-name="ro2" table:default-cell-style-name="ce1">
              <table:table-cell table:style-name="ce2">
                <text:p text:style-name="P15"><text:span text:style-name="T24">20</text:span></text:p>
              </table:table-cell>
              <table:table-cell table:style-name="ce2">
                <text:p text:style-name="P15"><text:span text:style-name="T24">40</text:span></text:p>
              </table:table-cell>
              <table:table-cell>
                <text:p text:style-name="P16"><text:span text:style-name="T23">10</text:span></text:p>
              </table:table-cell>
              <table:table-cell>
                <text:p text:style-name="P15"><text:span text:style-name="T23">30</text:span></text:p>
              </table:table-cell>
              <table:table-cell table:style-name="ce3">
                <text:p text:style-name="P1"><text:span text:style-name="T24">איוואנה: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5.206cm" svg:height="4.004cm" svg:x="1.474cm" svg:y="16.557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2">
              <table:table-cell>
                <text:p text:style-name="P15"><text:span text:style-name="T24">30</text:span></text:p>
              </table:table-cell>
              <table:table-cell>
                <text:p text:style-name="P15"><text:span text:style-name="T24">30</text:span></text:p>
              </table:table-cell>
              <table:table-cell>
                <text:p text:style-name="P16"><text:span text:style-name="T24">30</text:span></text:p>
              </table:table-cell>
              <table:table-cell table:style-name="ce1">
                <text:p text:style-name="P15"><text:span text:style-name="T23">10</text:span></text:p>
              </table:table-cell>
              <table:table-cell table:style-name="ce3">
                <text:p text:style-name="P1"><text:span text:style-name="T24">דונאלד:</text:span></text:p>
              </table:table-cell>
            </table:table-row>
            <table:table-row table:style-name="ro3" table:default-cell-style-name="ce1">
              <table:table-cell>
                <text:p text:style-name="P15"><text:span text:style-name="T23">16</text:span></text:p>
              </table:table-cell>
              <table:table-cell>
                <text:p text:style-name="P15"><text:span text:style-name="T25">18</text:span></text:p>
              </table:table-cell>
              <table:table-cell>
                <text:p text:style-name="P16"><text:span text:style-name="T23">20</text:span></text:p>
              </table:table-cell>
              <table:table-cell table:style-name="ce2">
                <text:p text:style-name="P15"><text:span text:style-name="T24">40</text:span></text:p>
              </table:table-cell>
              <table:table-cell table:style-name="ce3">
                <text:p text:style-name="P1"><text:span text:style-name="T24">איוואנה: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חפצים בין שני אנשים</text:span></text:p>
          </draw:text-box>
        </draw:frame>
        <draw:frame presentation:style-name="pr4" draw:text-style-name="P14" draw:layer="layout" svg:width="27.432cm" svg:height="17.693cm" svg:x="0.254cm" svg:y="2.882cm" presentation:class="outline" presentation:user-transformed="true">
          <draw:text-box>
            <text:p text:style-name="P10"><text:span text:style-name="T19">ניסיון שלישי</text:span><text:span text:style-name="T20">: מיקסום מכפלת הערכים.</text:span></text:p>
            <text:list text:style-name="L2">
              <text:list-item>
                <text:p text:style-name="P10"><text:span text:style-name="T21">אין קנאה; יעיל פארטו; </text:span><text:span text:style-name="T21"><text:line-break/></text:span><text:span text:style-name="T22">אבל לא ברור כמה חפצים נחתכים.</text:span><text:span text:style-name="T22"><text:line-break/></text:span><text:span text:style-name="T22">[בנוסף, גם לא פשוט לחישוב].</text:span></text:p>
                <text:p text:style-name="P10"><text:span text:style-name="T22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8.549cm" svg:x="0cm" svg:y="0.32cm" presentation:class="title" presentation:user-transformed="true">
          <draw:text-box>
            <text:p text:style-name="P8"><text:span text:style-name="T6">אלגוריתם "המנצח המתוקן" </text:span><text:span text:style-name="T6">(</text:span><text:span text:style-name="T6">Adjusted Winner</text:span><text:span text:style-name="T6">)</text:span><text:span text:style-name="T6"><text:line-break/></text:span><text:span text:style-name="T6">Brams and Taylor, 1996</text:span><text:span text:style-name="T6"><text:line-break/></text:span><text:span text:style-name="T6"/></text:p>
          </draw:text-box>
        </draw:frame>
        <draw:frame presentation:style-name="pr4" draw:text-style-name="P14" draw:layer="layout" svg:width="27.432cm" svg:height="8.636cm" svg:x="0.254cm" svg:y="6.858cm" presentation:class="outline" presentation:user-transformed="true">
          <draw:text-box>
            <text:p text:style-name="P10"><text:span text:style-name="T20">א. כל חפץ נמסר למי שהכי רוצה אותו.</text:span></text:p>
            <text:p text:style-name="P10"><text:span text:style-name="T26">ב. אם סכום הנקודות שווה – סיימנו.</text:span></text:p>
            <text:p text:style-name="P10"><text:span text:style-name="T27">ג. אחרת – מסדרים את החפצים </text:span><text:span text:style-name="T28">בסדר עולה של היחס מנצח\מפסיד</text:span><text:span text:style-name="T27">, ומעבירים חפצים עד שהסכום <text:s/>משתווה. <text:s text:c="7"/></text:span><text:span text:style-name="T29">צריך לחתוך לכל היותר חפץ אחד *.</text:span></text:p>
          </draw:text-box>
        </draw:frame>
        <draw:frame draw:style-name="standard" draw:layer="layout" svg:width="25.208cm" svg:height="4.006cm" svg:x="1.475cm" svg:y="16.558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1" table:default-cell-style-name="ce1">
              <table:table-cell table:style-name="ce2">
                <text:p text:style-name="P15"><text:span text:style-name="T24">30</text:span></text:p>
              </table:table-cell>
              <table:table-cell table:style-name="ce2">
                <text:p text:style-name="P15"><text:span text:style-name="T24">30*</text:span></text:p>
              </table:table-cell>
              <table:table-cell>
                <text:p text:style-name="P16"><text:span text:style-name="T23">30</text:span></text:p>
              </table:table-cell>
              <table:table-cell>
                <text:p text:style-name="P15"><text:span text:style-name="T23">10</text:span></text:p>
              </table:table-cell>
              <table:table-cell table:style-name="ce3">
                <text:p text:style-name="P1"><text:span text:style-name="T24">דונאלד:</text:span></text:p>
              </table:table-cell>
            </table:table-row>
            <table:table-row table:style-name="ro4" table:default-cell-style-name="ce2">
              <table:table-cell table:style-name="ce1">
                <text:p text:style-name="P15"><text:span text:style-name="T23">18</text:span></text:p>
              </table:table-cell>
              <table:table-cell>
                <text:p text:style-name="P17"><text:span text:style-name="T24">20*</text:span></text:p>
              </table:table-cell>
              <table:table-cell>
                <text:p text:style-name="P16"><text:span text:style-name="T24">28</text:span></text:p>
              </table:table-cell>
              <table:table-cell>
                <text:p text:style-name="P15"><text:span text:style-name="T24">34</text:span></text:p>
              </table:table-cell>
              <table:table-cell table:style-name="ce3">
                <text:p text:style-name="P1"><text:span text:style-name="T24">איוואנה: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8.002cm" svg:height="2.75cm" svg:x="0cm" svg:y="0.552cm" presentation:class="title" presentation:user-transformed="true">
          <draw:text-box>
            <text:p text:style-name="P8"><text:span text:style-name="T6">אלגוריתם "המנצח המתוקן"</text:span></text:p>
          </draw:text-box>
        </draw:frame>
        <draw:frame presentation:style-name="pr4" draw:text-style-name="P18" draw:layer="layout" svg:width="27.432cm" svg:height="16.764cm" svg:x="0.254cm" svg:y="3.81cm" presentation:class="outline" presentation:user-transformed="true">
          <draw:text-box>
            <text:p text:style-name="P10"><text:span text:style-name="T30">משפט</text:span><text:span text:style-name="T31">: אלגוריתם “המנצח המתוקן” מחזיר תמיד </text:span><text:span text:style-name="T31">חלוקה יעילה פארטו.</text:span></text:p>
            <text:p text:style-name="P10"><text:span text:style-name="T32">הוכחה</text:span><text:span text:style-name="T33">: יהי </text:span><text:span text:style-name="T33">r</text:span><text:span text:style-name="T33"> יחס-הניקוד של החפץ האחרון </text:span><text:span text:style-name="T33">שהועבר מהמנצח/ת למפסיד/ה (</text:span><text:span text:style-name="T33">r&gt;1</text:span><text:span text:style-name="T33">).</text:span><text:span text:style-name="T34"> [היחס הגדול </text:span><text:span text:style-name="T34">ביותר]</text:span><text:span text:style-name="T33">.</text:span><text:span text:style-name="T33"><text:line-break/></text:span><text:span text:style-name="T35">נכפיל את הניקוד של המפסיד ב-</text:span><text:span text:style-name="T35">r</text:span><text:span text:style-name="T35">. עכשיו בחלוקה </text:span><text:span text:style-name="T35">הסופית, כל חפץ נמסר למי שנותן לו ניקוד מירבי.</text:span><text:span text:style-name="T35"><text:line-break/></text:span><text:span text:style-name="T36">מכאן - החלוקה הסופית ממקסמת סכום: <text:s text:c="8"/>***</text:span><text:span text:style-name="T36"><text:line-break/></text:span><text:span text:style-name="T36"> <text:s text:c="17"/></text:span><text:span text:style-name="T36">r*v[loser] + v[winner]</text:span></text:p>
            <text:p text:style-name="P10"><text:span text:style-name="T36"/></text:p>
          </draw:text-box>
        </draw:frame>
        <draw:frame draw:style-name="standard" draw:layer="layout" svg:width="25.208cm" svg:height="4.006cm" svg:x="1.475cm" svg:y="16.558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1" table:default-cell-style-name="ce1">
              <table:table-cell table:style-name="ce2">
                <text:p text:style-name="P15"><text:span text:style-name="T24">30</text:span></text:p>
              </table:table-cell>
              <table:table-cell table:style-name="ce2">
                <text:p text:style-name="P15"><text:span text:style-name="T24">30*</text:span></text:p>
              </table:table-cell>
              <table:table-cell>
                <text:p text:style-name="P16"><text:span text:style-name="T23">30</text:span></text:p>
              </table:table-cell>
              <table:table-cell>
                <text:p text:style-name="P15"><text:span text:style-name="T23">10</text:span></text:p>
              </table:table-cell>
              <table:table-cell table:style-name="ce3">
                <text:p text:style-name="P1"><text:span text:style-name="T24">דונאלד:</text:span></text:p>
              </table:table-cell>
            </table:table-row>
            <table:table-row table:style-name="ro4" table:default-cell-style-name="ce2">
              <table:table-cell table:style-name="ce1">
                <text:p text:style-name="P15"><text:span text:style-name="T37">r*18=</text:span><text:span text:style-name="T23">27</text:span></text:p>
              </table:table-cell>
              <table:table-cell>
                <text:p text:style-name="P17"><text:span text:style-name="T37">r*20=</text:span><text:span text:style-name="T24">30*</text:span></text:p>
              </table:table-cell>
              <table:table-cell>
                <text:p text:style-name="P16"><text:span text:style-name="T37">r*28=</text:span><text:span text:style-name="T24">42</text:span></text:p>
              </table:table-cell>
              <table:table-cell>
                <text:p text:style-name="P15"><text:span text:style-name="T37">r*34=</text:span><text:span text:style-name="T24">51</text:span></text:p>
              </table:table-cell>
              <table:table-cell table:style-name="ce3">
                <text:p text:style-name="P1"><text:span text:style-name="T24">איוואנה:</text:span>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8.002cm" svg:height="2.75cm" svg:x="0cm" svg:y="0.552cm" presentation:class="title" presentation:user-transformed="true">
          <draw:text-box>
            <text:p text:style-name="P8"><text:span text:style-name="T6">אלגוריתם "המנצח המתוקן"</text:span></text:p>
          </draw:text-box>
        </draw:frame>
        <draw:frame presentation:style-name="pr4" draw:text-style-name="P18" draw:layer="layout" svg:width="27.432cm" svg:height="16.764cm" svg:x="0.254cm" svg:y="3.81cm" presentation:class="outline" presentation:user-transformed="true">
          <draw:text-box>
            <text:p text:style-name="P10"><text:span text:style-name="T30">משפט</text:span><text:span text:style-name="T31">: אלגוריתם “המנצח המתוקן” מחזיר תמיד חלוקה ללא קנאה.</text:span></text:p>
            <text:p text:style-name="P10"><text:span text:style-name="T32">הוכחה</text:span><text:span text:style-name="T33">: לשני השותפים ניקוד שווה. </text:span></text:p>
            <text:p text:style-name="P10"><text:span text:style-name="T35">אילו הניקוד היה קטן מ-</text:span><text:span text:style-name="T35">50</text:span><text:span text:style-name="T35">, הם היו יכולים להתחלף וזה היה שיפור פארטו – סתירה למשפט הקודם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8.002cm" svg:height="2.75cm" svg:x="0cm" svg:y="0.552cm" presentation:class="title" presentation:user-transformed="true">
          <draw:text-box>
            <text:p text:style-name="P8"><text:span text:style-name="T6">אלגוריתם "המנצח המתוקן"</text:span></text:p>
          </draw:text-box>
        </draw:frame>
        <draw:frame presentation:style-name="pr4" draw:text-style-name="P18" draw:layer="layout" svg:width="27.432cm" svg:height="16.764cm" svg:x="0.254cm" svg:y="3.81cm" presentation:class="outline" presentation:user-transformed="true">
          <draw:text-box>
            <text:p text:style-name="P10"><text:span text:style-name="T30">שיקולים אסטרטגיים</text:span><text:span text:style-name="T31">:</text:span></text:p>
            <text:list text:style-name="L2">
              <text:list-item>
                <text:p text:style-name="P10"><text:span text:style-name="T38">האלגוריתם לא אמיתי</text:span><text:span text:style-name="T39"> (כמו רוב האלגוריתמים לחלוקה הוגנת)</text:span><text:span text:style-name="T38">.</text:span></text:p>
              </text:list-item>
              <text:list-item>
                <text:p text:style-name="P10"><text:span text:style-name="T35">כל שיווי-משקל נאש טהור הוא ללא קנאה.</text:span></text:p>
              </text:list-item>
              <text:list-item>
                <text:p text:style-name="P10"><text:span text:style-name="T40">כל שיווי-משקל נאש טהור משיג קירוב </text:span><text:span text:style-name="T40">3/4</text:span><text:span text:style-name="T40"> למקסימום-סכום-הערכים.</text:span></text:p>
              </text:list-item>
              <text:list-item>
                <text:p text:style-name="P10"><text:span text:style-name="T41"><text:a xlink:href="http://www.aaai.org/ocs/index.php/IJCAI/IJCAI15/paper/download/11147/10727" xlink:type="simple">http://www.aaai.org/ocs/index.php/IJCAI/IJCAI15/paper/download/11147/10727</text:a></text:span></text:p>
                <text:p text:style-name="P10"><text:span text:style-name="T3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8.002cm" svg:height="2.75cm" svg:x="0cm" svg:y="0.552cm" presentation:class="title" presentation:user-transformed="true">
          <draw:text-box>
            <text:p text:style-name="P8"><text:span text:style-name="T6">אלגוריתם "המנצח המתוקן"</text:span></text:p>
          </draw:text-box>
        </draw:frame>
        <draw:frame presentation:style-name="pr4" draw:text-style-name="P18" draw:layer="layout" svg:width="27.432cm" svg:height="16.764cm" svg:x="0.254cm" svg:y="3.81cm" presentation:class="outline" presentation:user-transformed="true">
          <draw:text-box>
            <text:p text:style-name="P10"><text:span text:style-name="T30">מקורות</text:span><text:span text:style-name="T31">:</text:span></text:p>
            <text:list text:style-name="L2">
              <text:list-item>
                <text:p text:style-name="P19"><text:span text:style-name="T42">Brams and Taylor: Fair Division (1996 book), The Win-Win Solution (1999 book).</text:span></text:p>
              </text:list-item>
              <text:list-item>
                <text:p text:style-name="P10"><text:span text:style-name="T31">הקורס של ויליאם גסרך – כולל מצגות סטודנטים על יישומים של האלגוריתם במקרים שונים:</text:span><text:span text:style-name="T31"><text:line-break/></text:span><text:span text:style-name="T43"><text:a xlink:href="http://www.cs.umd.edu/~gasarch/COURSES/209/S15/" xlink:type="simple">http://www.cs.umd.edu/~gasarch/COURSES/209/S15/</text:a></text:span></text:p>
              </text:list-item>
              <text:list-item>
                <text:p text:style-name="P10"><text:span text:style-name="T31">האתר של אוניברסיטת ניו-יורק – כולל הדגמה חיה ואפשרות לשלם כדי לקבל הסכם פורמלי:</text:span><text:span text:style-name="T31"><text:line-break/></text:span><text:span text:style-name="T31"><text:a xlink:href="http://www.nyu.edu/projects/adjustedwinner/" xlink:type="simple">http://www.nyu.edu/projects/adjustedwinner/</text:a></text:span></text:p>
              </text:list-item>
              <text:list-item>
                <text:p text:style-name="P10"><text:span text:style-name="T31"><text:a xlink:href="http://fairoutcomes.com/fd.html" xlink:type="simple">http://fairoutcomes.com/fd.html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Tw Cen MT1" svg:font-family="'Tw Cen MT'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6-03">3/6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7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</text:span><text:span text:style-name="MT5">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612</meta:editing-cycles>
    <dc:date>2018-06-03T18:57:11.556792258</dc:date>
    <meta:editing-duration>P2DT10H52M19S</meta:editing-duration>
    <meta:generator>LibreOffice/5.1.6.2$Linux_X86_64 LibreOffice_project/10m0$Build-2</meta:generator>
    <meta:document-statistic meta:object-count="9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